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4700b8" draw:fill="hatch" draw:fill-color="#ff0000" draw:fill-hatch-name="Black_20_45_20_Degree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536870912" draw:style-name="gr2" draw:text-style-name="P2" draw:layer="layout" svg:width="6.5cm" svg:height="0.5cm" svg:x="5.6cm" svg:y="6.197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2" draw:layer="layout" svg:width="6.5cm" svg:height="0.5cm" svg:x="5.6cm" svg:y="7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2" draw:layer="layout" svg:width="6.5cm" svg:height="0.5cm" svg:x="5.6cm" svg:y="7.8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4" draw:layer="layout" svg:width="3.5cm" svg:height="0.75cm" svg:x="1cm" svg:y="5.4cm">
          <draw:text-box>
            <text:p><text:span text:style-name="T1">&lt;prenom&gt; &lt;nom&gt;</text:span></text:p>
          </draw:text-box>
        </draw:frame>
        <draw:frame draw:name="titre" draw:style-name="gr8" draw:layer="layout" svg:width="12.5cm" svg:height="1.673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.6cm" svg:x2="12cm" svg:y2="9.6cm">
          <text:p/>
        </draw:line>
        <draw:custom-shape draw:name="activite-3" draw:style-name="gr11" draw:text-style-name="P2" draw:layer="layout" svg:width="6.5cm" svg:height="0.5cm" svg:x="5.6cm" svg:y="8.6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0" draw:style-name="gr12" draw:text-style-name="P2" draw:layer="layout" svg:width="6.5cm" svg:height="0.5cm" svg:x="5.576cm" svg:y="5.52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tegory" draw:style-name="gr13" draw:text-style-name="P5" draw:layer="layout" svg:width="3cm" svg:height="0.5cm" svg:x="1.234cm" svg:y="6.15cm">
          <text:p text:style-name="P1"><text:span text:style-name="T3">&lt;category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2-21T10:45:41</meta:creation-date>
    <dc:date>2014-04-30T21:34:33.869277366</dc:date>
    <meta:editing-duration>P1DT7M35S</meta:editing-duration>
    <meta:editing-cycles>33</meta:editing-cycles>
    <meta:generator>LibreOffice/4.2.3.3$Linux_X86_64 LibreOffice_project/420$Build-3</meta:generator>
    <dc:title>Planning détaillé</dc:title>
    <meta:document-statistic meta:object-count="13"/>
    <meta:user-defined meta:name="Info 1">Gertrude</meta:user-defined>
    <meta:user-defined meta:name="Info 2"/>
    <meta:user-defined meta:name="Info 3"/>
    <meta:user-defined meta:name="Info 4"/>
  </office:meta>
</office:document-meta>
</file>